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language="zxx" fo:country="none" style:language-asian="zxx" style:country-asian="none" style:language-complex="zxx" style:country-complex="none"/>
    </style:style>
    <style:style style:name="P2" style:family="paragraph" style:parent-style-name="Heading_20_2">
      <style:text-properties fo:language="zxx" fo:country="none" style:language-asian="zxx" style:country-asian="none" style:language-complex="zxx" style:country-complex="none"/>
    </style:style>
    <style:style style:name="P3" style:family="paragraph" style:parent-style-name="Standard">
      <style:text-properties fo:language="zxx" fo:country="none" officeooo:rsid="001bda83" officeooo:paragraph-rsid="001bda83" style:language-asian="zxx" style:country-asian="none" style:language-complex="zxx" style:country-complex="none"/>
    </style:style>
    <style:style style:name="P4" style:family="paragraph" style:parent-style-name="Standard">
      <style:text-properties fo:language="zxx" fo:country="none" officeooo:rsid="001c0885" officeooo:paragraph-rsid="001c0885" style:language-asian="zxx" style:country-asian="none" style:language-complex="zxx" style:country-complex="none"/>
    </style:style>
    <style:style style:name="P5" style:family="paragraph" style:parent-style-name="Standard">
      <style:text-properties fo:language="zxx" fo:country="none" officeooo:rsid="001cb30a" officeooo:paragraph-rsid="001cb30a" style:language-asian="zxx" style:country-asian="none" style:language-complex="zxx" style:country-complex="none"/>
    </style:style>
    <style:style style:name="P6" style:family="paragraph" style:parent-style-name="Text_20_body">
      <style:text-properties fo:language="zxx" fo:country="none" officeooo:rsid="001cb30a" officeooo:paragraph-rsid="001cb30a" style:language-asian="zxx" style:country-asian="none" style:language-complex="zxx" style:country-complex="none"/>
    </style:style>
    <style:style style:name="P7" style:family="paragraph" style:parent-style-name="Text_20_body">
      <style:paragraph-properties fo:margin-top="0in" fo:margin-bottom="0in" style:contextual-spacing="false"/>
      <style:text-properties fo:language="zxx" fo:country="none" officeooo:rsid="001cb30a" officeooo:paragraph-rsid="001cb30a" style:language-asian="zxx" style:country-asian="none" style:language-complex="zxx" style:country-complex="none"/>
    </style:style>
    <style:style style:name="P8" style:family="paragraph" style:parent-style-name="Text_20_body">
      <style:paragraph-properties fo:margin-top="0in" fo:margin-bottom="0in" style:contextual-spacing="false"/>
      <style:text-properties fo:language="zxx" fo:country="none" officeooo:rsid="001dc5d3" officeooo:paragraph-rsid="001dc5d3" style:language-asian="zxx" style:country-asian="none" style:language-complex="zxx" style:country-complex="none"/>
    </style:style>
    <style:style style:name="P9" style:family="paragraph" style:parent-style-name="Text_20_body">
      <style:paragraph-properties fo:margin-top="0in" fo:margin-bottom="0in" style:contextual-spacing="false"/>
      <style:text-properties fo:language="zxx" fo:country="none" officeooo:rsid="001f0768" officeooo:paragraph-rsid="001f0768" style:language-asian="zxx" style:country-asian="none" style:language-complex="zxx" style:country-complex="none"/>
    </style:style>
    <style:style style:name="T1" style:family="text">
      <style:text-properties officeooo:rsid="001c0885"/>
    </style:style>
    <style:style style:name="T2" style:family="text">
      <style:text-properties officeooo:rsid="001dc5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Vojne Organizacije</text:h>
      <text:p text:style-name="P3">Moj svet je prepun odreda vitezova I placenickih bandi, vecina njih ima jako edgy nazive. Kao igrac pored osnovnih pravila mozete se pridruziti nekim od odredima. Iako samo jedan odred ima utvrdu gde igrate (SV Ignjata) vi mozete postati deo bilo kog odreda. Doduse pazite jer odredi neretko ratuju I moguce je da ce neko od vas postati neprijatelj drugom clanu druzbe.</text:p>
      <text:h text:style-name="P2" text:outline-level="2">Viteski Redovi</text:h>
      <text:p text:style-name="P3">Vitezovi Svetog Lanca</text:p>
      <text:p text:style-name="P3">Vitezovi Krvav<text:span text:style-name="T1">og Grala</text:span></text:p>
      <text:p text:style-name="P4">Vitezovi Grimizne Ruze</text:p>
      <text:p text:style-name="P4">Vitezovi Gvozdene Zakletve</text:p>
      <text:p text:style-name="P4">Vitezovi Ukletog Seciva</text:p>
      <text:p text:style-name="P4">Vitezovi Zmajevog Stita</text:p>
      <text:p text:style-name="P4">Vitezovi Svetog Ignjata</text:p>
      <text:p text:style-name="P4">Vitezovi Sveznajuceg Oka</text:p>
      <text:p text:style-name="P5"/>
      <text:h text:style-name="P2" text:outline-level="2">Placenici</text:h>
      <text:p text:style-name="P7">Bojanovi Pljackasi</text:p>
      <text:p text:style-name="P7">Banda Kerecih Sinova</text:p>
      <text:p text:style-name="P7">Kučke Ponora</text:p>
      <text:p text:style-name="P7">Beli Barjak</text:p>
      <text:p text:style-name="P7">Lavlja Celjust</text:p>
      <text:p text:style-name="P7"><text:span text:style-name="T2">Stanojevi </text:span>Momci</text:p>
      <text:p text:style-name="P8">Banda Sokola</text:p>
      <text:p text:style-name="P9">Gaskonska Četa</text:p>
      <text:p text:style-name="P7"/>
      <text:p text:style-name="P6"/>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6T11:08:58.164624613</meta:creation-date>
    <dc:date>2024-07-16T14:58:34.426701153</dc:date>
    <meta:editing-duration>PT2H58M45S</meta:editing-duration>
    <meta:editing-cycles>1</meta:editing-cycles>
    <meta:document-statistic meta:table-count="0" meta:image-count="0" meta:object-count="0" meta:page-count="1" meta:paragraph-count="20" meta:word-count="108" meta:character-count="710" meta:non-whitespace-character-count="622"/>
    <meta:generator>LibreOffice/7.3.7.2$Linux_X86_64 LibreOffice_project/30$Build-2</meta:generator>
  </office:meta>
</office:document-meta>
</file>